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12.462cm"/>
    </style:style>
    <style:style style:name="Column2" style:family="table-column">
      <style:table-column-properties style:column-width="4.048cm"/>
    </style:style>
    <style:style style:name="Row1" style:family="table-row"/>
    <style:style style:name="Cell1" style:family="table-cell">
      <style:table-cell-properties fo:background-color="#2b8cc4" style:vertical-align="top" fo:padding-top="0.176cm" fo:border-top="#2b8cc4 0.035cm solid" fo:padding-bottom="0.176cm" fo:border-bottom="#2b8cc4 0.035cm solid" fo:padding-left="0.176cm" fo:border-left="#2b8cc4 0.035cm solid" fo:padding-right="0.176cm" fo:border-right="#2b8cc4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ffffff" style:font-name="Arial" fo:font-size="36pt" style:font-name-asian="Arial" style:font-size-asian="36pt" style:font-name-complex="Arial" style:font-size-complex="36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ffffff" style:font-name="Arial" fo:font-size="18pt" style:font-name-asian="Arial" style:font-size-asian="18pt" style:font-name-complex="Arial" style:font-size-complex="18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_1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2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3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4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5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6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7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8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9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10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11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12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13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14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15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16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17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18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19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20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21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22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23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24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25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26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27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28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29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30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31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32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33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34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35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36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37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38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39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40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41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42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43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44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45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46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47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48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49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50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51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52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53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54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55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56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_57" style:family="text">
      <style:text-properties style:text-line-through-style="none" fo:font-style="italic" style:font-style-asian="italic" style:font-style-complex="italic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fo:background-color="#2b8cc4" style:vertical-align="top" fo:padding-top="0.176cm" fo:border-top="#2b8cc4 0.035cm solid" fo:padding-bottom="0.176cm" fo:border-bottom="#2b8cc4 0.035cm solid" fo:padding-left="0.176cm" fo:border-left="#2b8cc4 0.035cm solid" fo:padding-right="0.176cm" fo:border-right="#2b8cc4 0.035cm solid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51cm" fo:margin-left="0cm"/>
    </style:style>
    <style:style style:name="Column3" style:family="table-column">
      <style:table-column-properties style:column-width="11.615cm"/>
    </style:style>
    <style:style style:name="Column4" style:family="table-column">
      <style:table-column-properties style:column-width="4.895cm"/>
    </style:style>
    <style:style style:name="Row2" style:family="table-row"/>
    <style:style style:name="Cell3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2b8cc4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2" style:family="text">
      <style:text-properties style:text-line-through-style="none" fo:font-style="normal" style:font-style-asian="normal" style:font-style-complex="normal" fo:color="#2b8cc4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3" style:family="text">
      <style:text-properties style:text-line-through-style="none" fo:font-style="normal" style:font-style-asian="normal" style:font-style-complex="normal" fo:color="#d5388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2b8cc4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_2" style:family="text">
      <style:text-properties style:text-line-through-style="none" fo:font-style="normal" style:font-style-asian="normal" style:font-style-complex="normal" fo:color="#2b8cc4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2b8cc4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2" style:family="text">
      <style:text-properties style:text-line-through-style="none" fo:font-style="normal" style:font-style-asian="normal" style:font-style-complex="normal" fo:color="#2b8cc4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3" style:family="text">
      <style:text-properties style:text-line-through-style="none" fo:font-style="normal" style:font-style-asian="normal" style:font-style-complex="normal" fo:color="#2b8cc4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4" style:family="text">
      <style:text-properties style:text-line-through-style="none" fo:font-style="normal" style:font-style-asian="normal" style:font-style-complex="normal" fo:color="#2b8cc4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5" style:family="text">
      <style:text-properties style:text-line-through-style="none" fo:font-style="normal" style:font-style-asian="normal" style:font-style-complex="normal" fo:color="#2b8cc4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6" style:family="text">
      <style:text-properties style:text-line-through-style="none" fo:font-style="normal" style:font-style-asian="normal" style:font-style-complex="normal" fo:color="#2b8cc4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7" style:family="text">
      <style:text-properties style:text-line-through-style="none" fo:font-style="normal" style:font-style-asian="normal" style:font-style-complex="normal" fo:color="#6f72a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Heading_20_1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P1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T19_99" style:family="text"/>
    <style:style style:name="T19_100" style:family="text"/>
    <style:style style:name="T19_101" style:family="text"/>
    <style:style style:name="T19_102" style:family="text"/>
    <style:style style:name="P20" style:family="paragraph" style:parent-style-name="Heading_20_1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P25" style:family="paragraph" style:parent-style-name="Standard">
      <style:paragraph-properties fo:break-before="auto" fo:line-height="115%" fo:margin-top="0cm" fo:margin-bottom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P2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Teresa</text:span><text:span text:style-name="T2_2"><text:s/></text:span><text:span text:style-name="T2_3">some</text:span><text:span text:style-name="T2_4"><text:s/></text:span><text:span text:style-name="T2_5">confidence</text:span><text:span text:style-name="T2_6">,<text:s/></text:span><text:span text:style-name="T2_7">access</text:span></text:p>
            <text:p text:style-name="P3"><text:span text:style-name="T3_1">“</text:span><text:span text:style-name="T3_2">I</text:span><text:span text:style-name="T3_3">’</text:span><text:span text:style-name="T3_4">m</text:span><text:span text:style-name="T3_5"><text:s/></text:span><text:span text:style-name="T3_6">in</text:span><text:span text:style-name="T3_7"><text:s/></text:span><text:span text:style-name="T3_8">favour</text:span><text:span text:style-name="T3_9"><text:s/></text:span><text:span text:style-name="T3_10">of</text:span><text:span text:style-name="T3_11"><text:s/></text:span><text:span text:style-name="T3_12">digital</text:span><text:span text:style-name="T3_13"><text:s/></text:span><text:span text:style-name="T3_14">by</text:span><text:span text:style-name="T3_15"><text:s/></text:span><text:span text:style-name="T3_16">default</text:span><text:span text:style-name="T3_17">,<text:s/></text:span><text:span text:style-name="T3_18">but</text:span><text:span text:style-name="T3_19"><text:s/></text:span><text:span text:style-name="T3_20">I</text:span><text:span text:style-name="T3_21">’</text:span><text:span text:style-name="T3_22">m</text:span><text:span text:style-name="T3_23"><text:s/></text:span><text:span text:style-name="T3_24">just</text:span><text:span text:style-name="T3_25"><text:s/></text:span><text:span text:style-name="T3_26">worried</text:span><text:span text:style-name="T3_27"><text:s/></text:span><text:span text:style-name="T3_28">about</text:span><text:span text:style-name="T3_29"><text:s/></text:span><text:span text:style-name="T3_30">compromising</text:span><text:span text:style-name="T3_31"><text:s/></text:span><text:span text:style-name="T3_32">our</text:span><text:span text:style-name="T3_33"><text:s/></text:span><text:span text:style-name="T3_34">quality</text:span><text:span text:style-name="T3_35"><text:s/></text:span><text:span text:style-name="T3_36">of</text:span><text:span text:style-name="T3_37"><text:s/></text:span><text:span text:style-name="T3_38">service</text:span><text:span text:style-name="T3_39"><text:s/></text:span><text:span text:style-name="T3_40">because</text:span><text:span text:style-name="T3_41"><text:s/></text:span><text:span text:style-name="T3_42">we</text:span><text:span text:style-name="T3_43"><text:s/></text:span><text:span text:style-name="T3_44">don</text:span><text:span text:style-name="T3_45">’</text:span><text:span text:style-name="T3_46">t</text:span><text:span text:style-name="T3_47"><text:s/></text:span><text:span text:style-name="T3_48">have</text:span><text:span text:style-name="T3_49"><text:s/></text:span><text:span text:style-name="T3_50">the</text:span><text:span text:style-name="T3_51"><text:s/></text:span><text:span text:style-name="T3_52">resources</text:span><text:span text:style-name="T3_53"><text:s/></text:span><text:span text:style-name="T3_54">in</text:span><text:span text:style-name="T3_55"><text:s/></text:span><text:span text:style-name="T3_56">place</text:span><text:span text:style-name="T3_57">”</text:span></text:p>
          </table:table-cell>
          <table:table-cell table:style-name="Cell2">
            <text:p text:style-name="P4"/>
          </table:table-cell>
        </table:table-row>
      </table:table>
      <text:p text:style-name="P5"/>
      <table:table table:style-name="Table2">
        <table:table-column table:style-name="Column3"/>
        <table:table-column table:style-name="Column4"/>
        <table:table-row table:style-name="Row2">
          <table:table-cell table:style-name="Cell3">
            <text:p text:style-name="P6"><text:span text:style-name="T6_1">Age</text:span><text:span text:style-name="T6_2">:</text:span><text:span text:style-name="T6_3"><text:s/></text:span><text:span text:style-name="T6_4">39</text:span></text:p>
            <text:p text:style-name="P7"><text:span text:style-name="T7_1">Job</text:span><text:span text:style-name="T7_2">:<text:s/></text:span><text:span text:style-name="T7_3">service</text:span><text:span text:style-name="T7_4"><text:s/></text:span><text:span text:style-name="T7_5">provider</text:span><text:span text:style-name="T7_6"><text:s/></text:span><text:span text:style-name="T7_7">manager</text:span></text:p>
            <text:p text:style-name="P8"><text:span text:style-name="T8_1">Digital</text:span><text:span text:style-name="T8_2"><text:s/></text:span><text:span text:style-name="T8_3">inclusion</text:span><text:span text:style-name="T8_4"><text:s/></text:span><text:span text:style-name="T8_5">scale</text:span><text:span text:style-name="T8_6">:</text:span><text:span text:style-name="T8_7"><text:s/></text:span><text:span text:style-name="T8_8">3,<text:s/></text:span><text:span text:style-name="T8_9">willing</text:span><text:span text:style-name="T8_10"><text:s/></text:span><text:span text:style-name="T8_11">and</text:span><text:span text:style-name="T8_12"><text:s/></text:span><text:span text:style-name="T8_13">unable</text:span></text:p>
          </table:table-cell>
          <table:table-cell table:style-name="Cell4">
            <text:p text:style-name="P9"/>
          </table:table-cell>
        </table:table-row>
      </table:table>
      <text:h text:style-name="P10" text:outline-level="10"><text:bookmark-start text:name="h.8qmni6r78xns"/><text:bookmark-end text:name="h.8qmni6r78xns"/><text:span text:style-name="T10_1">About</text:span><text:span text:style-name="T10_2"><text:s/></text:span><text:span text:style-name="T10_3">Teresa</text:span></text:h>
      <text:p text:style-name="P11"><text:span text:style-name="T11_1">Teresa</text:span><text:span text:style-name="T11_2"><text:s/></text:span><text:span text:style-name="T11_3">has</text:span><text:span text:style-name="T11_4"><text:s/></text:span><text:span text:style-name="T11_5">worked</text:span><text:span text:style-name="T11_6"><text:s/></text:span><text:span text:style-name="T11_7">for</text:span><text:span text:style-name="T11_8"><text:s/></text:span><text:span text:style-name="T11_9">third</text:span><text:span text:style-name="T11_10"><text:s/></text:span><text:span text:style-name="T11_11">sector</text:span><text:span text:style-name="T11_12"><text:s/></text:span><text:span text:style-name="T11_13">service</text:span><text:span text:style-name="T11_14"><text:s/></text:span><text:span text:style-name="T11_15">providers</text:span><text:span text:style-name="T11_16"><text:s/></text:span><text:span text:style-name="T11_17">for</text:span><text:span text:style-name="T11_18"><text:s/>14<text:s/></text:span><text:span text:style-name="T11_19">years</text:span><text:span text:style-name="T11_20">,<text:s/></text:span><text:span text:style-name="T11_21">initially</text:span><text:span text:style-name="T11_22"><text:s/></text:span><text:span text:style-name="T11_23">as</text:span><text:span text:style-name="T11_24"><text:s/></text:span><text:span text:style-name="T11_25">an</text:span><text:span text:style-name="T11_26"><text:s/></text:span><text:span text:style-name="T11_27">advisor</text:span><text:span text:style-name="T11_28">,<text:s/></text:span><text:span text:style-name="T11_29">before</text:span><text:span text:style-name="T11_30"><text:s/></text:span><text:span text:style-name="T11_31">being</text:span><text:span text:style-name="T11_32"><text:s/></text:span><text:span text:style-name="T11_33">promoted</text:span><text:span text:style-name="T11_34"><text:s/></text:span><text:span text:style-name="T11_35">to</text:span><text:span text:style-name="T11_36"><text:s/></text:span><text:span text:style-name="T11_37">team</text:span><text:span text:style-name="T11_38"><text:s/></text:span><text:span text:style-name="T11_39">lead</text:span><text:span text:style-name="T11_40"><text:s/></text:span><text:span text:style-name="T11_41">and</text:span><text:span text:style-name="T11_42"><text:s/></text:span><text:span text:style-name="T11_43">area</text:span><text:span text:style-name="T11_44"><text:s/></text:span><text:span text:style-name="T11_45">manager</text:span><text:span text:style-name="T11_46">.</text:span></text:p>
      <text:p text:style-name="P12"/>
      <text:p text:style-name="P13"><text:span text:style-name="T13_1">She</text:span><text:span text:style-name="T13_2">’</text:span><text:span text:style-name="T13_3">s</text:span><text:span text:style-name="T13_4"><text:s/></text:span><text:span text:style-name="T13_5">seen</text:span><text:span text:style-name="T13_6"><text:s/></text:span><text:span text:style-name="T13_7">lots</text:span><text:span text:style-name="T13_8"><text:s/></text:span><text:span text:style-name="T13_9">of</text:span><text:span text:style-name="T13_10"><text:s/></text:span><text:span text:style-name="T13_11">organisational</text:span><text:span text:style-name="T13_12"><text:s/></text:span><text:span text:style-name="T13_13">changes</text:span><text:span text:style-name="T13_14"><text:s/></text:span><text:span text:style-name="T13_15">over</text:span><text:span text:style-name="T13_16"><text:s/></text:span><text:span text:style-name="T13_17">the</text:span><text:span text:style-name="T13_18"><text:s/></text:span><text:span text:style-name="T13_19">last</text:span><text:span text:style-name="T13_20"><text:s/></text:span><text:span text:style-name="T13_21">few</text:span><text:span text:style-name="T13_22"><text:s/></text:span><text:span text:style-name="T13_23">years</text:span><text:span text:style-name="T13_24">,<text:s/></text:span><text:span text:style-name="T13_25">including</text:span><text:span text:style-name="T13_26"><text:s/></text:span><text:span text:style-name="T13_27">local</text:span><text:span text:style-name="T13_28"><text:s/></text:span><text:span text:style-name="T13_29">government</text:span><text:span text:style-name="T13_30"><text:s/></text:span><text:span text:style-name="T13_31">funding</text:span><text:span text:style-name="T13_32"><text:s/></text:span><text:span text:style-name="T13_33">cuts</text:span><text:span text:style-name="T13_34">,<text:s/></text:span><text:span text:style-name="T13_35">staff</text:span><text:span text:style-name="T13_36"><text:s/></text:span><text:span text:style-name="T13_37">job</text:span><text:span text:style-name="T13_38"><text:s/></text:span><text:span text:style-name="T13_39">losses</text:span><text:span text:style-name="T13_40"><text:s/></text:span><text:span text:style-name="T13_41">and</text:span><text:span text:style-name="T13_42"><text:s/></text:span><text:span text:style-name="T13_43">a</text:span><text:span text:style-name="T13_44"><text:s/></text:span><text:span text:style-name="T13_45">greater</text:span><text:span text:style-name="T13_46"><text:s/></text:span><text:span text:style-name="T13_47">reliance</text:span><text:span text:style-name="T13_48"><text:s/></text:span><text:span text:style-name="T13_49">on</text:span><text:span text:style-name="T13_50"><text:s/></text:span><text:span text:style-name="T13_51">volunteers</text:span><text:span text:style-name="T13_52">.<text:s/></text:span><text:span text:style-name="T13_53">This</text:span><text:span text:style-name="T13_54"><text:s/></text:span><text:span text:style-name="T13_55">has</text:span><text:span text:style-name="T13_56"><text:s/></text:span><text:span text:style-name="T13_57">affected</text:span><text:span text:style-name="T13_58"><text:s/></text:span><text:span text:style-name="T13_59">Teresa</text:span><text:span text:style-name="T13_60">’</text:span><text:span text:style-name="T13_61">s</text:span><text:span text:style-name="T13_62"><text:s/></text:span><text:span text:style-name="T13_63">morale</text:span><text:span text:style-name="T13_64"><text:s/></text:span><text:span text:style-name="T13_65">and</text:span><text:span text:style-name="T13_66"><text:s/></text:span><text:span text:style-name="T13_67">ability</text:span><text:span text:style-name="T13_68"><text:s/></text:span><text:span text:style-name="T13_69">to</text:span><text:span text:style-name="T13_70"><text:s/></text:span><text:span text:style-name="T13_71">deliver</text:span><text:span text:style-name="T13_72"><text:s/></text:span><text:span text:style-name="T13_73">a</text:span><text:span text:style-name="T13_74"><text:s/></text:span><text:span text:style-name="T13_75">good</text:span><text:span text:style-name="T13_76"><text:s/></text:span><text:span text:style-name="T13_77">service</text:span><text:span text:style-name="T13_78">,<text:s/></text:span><text:span text:style-name="T13_79">especially</text:span><text:span text:style-name="T13_80"><text:s/></text:span><text:span text:style-name="T13_81">in</text:span><text:span text:style-name="T13_82"><text:s/></text:span><text:span text:style-name="T13_83">the</text:span><text:span text:style-name="T13_84"><text:s/></text:span><text:span text:style-name="T13_85">face</text:span><text:span text:style-name="T13_86"><text:s/></text:span><text:span text:style-name="T13_87">of</text:span><text:span text:style-name="T13_88"><text:s/></text:span><text:span text:style-name="T13_89">rising</text:span><text:span text:style-name="T13_90"><text:s/></text:span><text:span text:style-name="T13_91">local</text:span><text:span text:style-name="T13_92"><text:s/></text:span><text:span text:style-name="T13_93">demand</text:span><text:span text:style-name="T13_94"><text:s/></text:span><text:span text:style-name="T13_95">for</text:span><text:span text:style-name="T13_96"><text:s/></text:span><text:span text:style-name="T13_97">support</text:span><text:span text:style-name="T13_98">.</text:span></text:p>
      <text:p text:style-name="P14"/>
      <text:p text:style-name="P15"><text:span text:style-name="T15_1">Generally</text:span><text:span text:style-name="T15_2">,<text:s/></text:span><text:span text:style-name="T15_3">Teresa</text:span><text:span text:style-name="T15_4"><text:s/></text:span><text:span text:style-name="T15_5">is</text:span><text:span text:style-name="T15_6"><text:s/></text:span><text:span text:style-name="T15_7">in</text:span><text:span text:style-name="T15_8"><text:s/></text:span><text:span text:style-name="T15_9">favour</text:span><text:span text:style-name="T15_10"><text:s/></text:span><text:span text:style-name="T15_11">of</text:span><text:span text:style-name="T15_12"><text:s/></text:span><text:span text:style-name="T15_13">services</text:span><text:span text:style-name="T15_14"><text:s/></text:span><text:span text:style-name="T15_15">going</text:span><text:span text:style-name="T15_16"><text:s/></text:span><text:span text:style-name="T15_17">online</text:span><text:span text:style-name="T15_18">,<text:s/></text:span><text:span text:style-name="T15_19">but</text:span><text:span text:style-name="T15_20"><text:s/></text:span><text:span text:style-name="T15_21">she</text:span><text:span text:style-name="T15_22"><text:s/></text:span><text:span text:style-name="T15_23">is</text:span><text:span text:style-name="T15_24"><text:s/></text:span><text:span text:style-name="T15_25">deeply</text:span><text:span text:style-name="T15_26"><text:s/></text:span><text:span text:style-name="T15_27">worried</text:span><text:span text:style-name="T15_28"><text:s/></text:span><text:span text:style-name="T15_29">about</text:span><text:span text:style-name="T15_30"><text:s/></text:span><text:span text:style-name="T15_31">how</text:span><text:span text:style-name="T15_32"><text:s/></text:span><text:span text:style-name="T15_33">her</text:span><text:span text:style-name="T15_34"><text:s/></text:span><text:span text:style-name="T15_35">team</text:span><text:span text:style-name="T15_36"><text:s/></text:span><text:span text:style-name="T15_37">will</text:span><text:span text:style-name="T15_38"><text:s/></text:span><text:span text:style-name="T15_39">support</text:span><text:span text:style-name="T15_40"><text:s/></text:span><text:span text:style-name="T15_41">more</text:span><text:span text:style-name="T15_42"><text:s/></text:span><text:span text:style-name="T15_43">vulnerable</text:span><text:span text:style-name="T15_44"><text:s/></text:span><text:span text:style-name="T15_45">clients</text:span><text:span text:style-name="T15_46"><text:s/></text:span><text:span text:style-name="T15_47">lacking</text:span><text:span text:style-name="T15_48"><text:s/></text:span><text:span text:style-name="T15_49">the</text:span><text:span text:style-name="T15_50"><text:s/></text:span><text:span text:style-name="T15_51">access</text:span><text:span text:style-name="T15_52"><text:s/></text:span><text:span text:style-name="T15_53">or</text:span><text:span text:style-name="T15_54"><text:s/></text:span><text:span text:style-name="T15_55">skills</text:span><text:span text:style-name="T15_56"><text:s/></text:span><text:span text:style-name="T15_57">to</text:span><text:span text:style-name="T15_58"><text:s/></text:span><text:span text:style-name="T15_59">go</text:span><text:span text:style-name="T15_60"><text:s/></text:span><text:span text:style-name="T15_61">online</text:span><text:span text:style-name="T15_62"><text:s/></text:span><text:span text:style-name="T15_63">themselves</text:span><text:span text:style-name="T15_64">.<text:s/></text:span></text:p>
      <text:p text:style-name="P16"/>
      <text:p text:style-name="P17"><text:span text:style-name="T17_1">The</text:span><text:span text:style-name="T17_2"><text:s/></text:span><text:span text:style-name="T17_3">support</text:span><text:span text:style-name="T17_4"><text:s/></text:span><text:span text:style-name="T17_5">they</text:span><text:span text:style-name="T17_6"><text:s/></text:span><text:span text:style-name="T17_7">provide</text:span><text:span text:style-name="T17_8"><text:s/></text:span><text:span text:style-name="T17_9">is</text:span><text:span text:style-name="T17_10"><text:s/></text:span><text:span text:style-name="T17_11">varied</text:span><text:span text:style-name="T17_12">,<text:s/></text:span><text:span text:style-name="T17_13">including</text:span><text:span text:style-name="T17_14"><text:s/></text:span><text:span text:style-name="T17_15">completing</text:span><text:span text:style-name="T17_16"><text:s/></text:span><text:span text:style-name="T17_17">forms</text:span><text:span text:style-name="T17_18"><text:s/></text:span><text:span text:style-name="T17_19">on</text:span><text:span text:style-name="T17_20"><text:s/></text:span><text:span text:style-name="T17_21">behalf</text:span><text:span text:style-name="T17_22"><text:s/></text:span><text:span text:style-name="T17_23">of</text:span><text:span text:style-name="T17_24"><text:s/></text:span><text:span text:style-name="T17_25">the</text:span><text:span text:style-name="T17_26"><text:s/></text:span><text:span text:style-name="T17_27">terminally</text:span><text:span text:style-name="T17_28"><text:s/></text:span><text:span text:style-name="T17_29">ill</text:span><text:span text:style-name="T17_30">.<text:s/></text:span><text:span text:style-name="T17_31">These</text:span><text:span text:style-name="T17_32"><text:s/></text:span><text:span text:style-name="T17_33">sessions</text:span><text:span text:style-name="T17_34"><text:s/></text:span><text:span text:style-name="T17_35">either</text:span><text:span text:style-name="T17_36"><text:s/></text:span><text:span text:style-name="T17_37">happen</text:span><text:span text:style-name="T17_38"><text:s/></text:span><text:span text:style-name="T17_39">at</text:span><text:span text:style-name="T17_40"><text:s/></text:span><text:span text:style-name="T17_41">the</text:span><text:span text:style-name="T17_42"><text:s/></text:span><text:span text:style-name="T17_43">client</text:span><text:span text:style-name="T17_44">’</text:span><text:span text:style-name="T17_45">s</text:span><text:span text:style-name="T17_46"><text:s/></text:span><text:span text:style-name="T17_47">home</text:span><text:span text:style-name="T17_48"><text:s/></text:span><text:span text:style-name="T17_49">or</text:span><text:span text:style-name="T17_50"><text:s/></text:span><text:span text:style-name="T17_51">a</text:span><text:span text:style-name="T17_52"><text:s/></text:span><text:span text:style-name="T17_53">convenient</text:span><text:span text:style-name="T17_54"><text:s/></text:span><text:span text:style-name="T17_55">community</text:span><text:span text:style-name="T17_56"><text:s/></text:span><text:span text:style-name="T17_57">centre</text:span><text:span text:style-name="T17_58">.</text:span></text:p>
      <text:p text:style-name="P18"/>
      <text:p text:style-name="P19"><text:span text:style-name="T19_1">She</text:span><text:span text:style-name="T19_2">’</text:span><text:span text:style-name="T19_3">s</text:span><text:span text:style-name="T19_4"><text:s/></text:span><text:span text:style-name="T19_5">worried</text:span><text:span text:style-name="T19_6"><text:s/></text:span><text:span text:style-name="T19_7">that</text:span><text:span text:style-name="T19_8"><text:s/></text:span><text:span text:style-name="T19_9">her</text:span><text:span text:style-name="T19_10"><text:s/></text:span><text:span text:style-name="T19_11">team</text:span><text:span text:style-name="T19_12"><text:s/></text:span><text:span text:style-name="T19_13">might</text:span><text:span text:style-name="T19_14"><text:s/></text:span><text:span text:style-name="T19_15">be</text:span><text:span text:style-name="T19_16"><text:s/></text:span><text:span text:style-name="T19_17">unable</text:span><text:span text:style-name="T19_18"><text:s/></text:span><text:span text:style-name="T19_19">to</text:span><text:span text:style-name="T19_20"><text:s/></text:span><text:span text:style-name="T19_21">complete</text:span><text:span text:style-name="T19_22"><text:s/></text:span><text:span text:style-name="T19_23">digital</text:span><text:span text:style-name="T19_24"><text:s/></text:span><text:span text:style-name="T19_25">forms</text:span><text:span text:style-name="T19_26"><text:s/></text:span><text:span text:style-name="T19_27">in</text:span><text:span text:style-name="T19_28"><text:s/></text:span><text:span text:style-name="T19_29">households</text:span><text:span text:style-name="T19_30"><text:s/></text:span><text:span text:style-name="T19_31">without</text:span><text:span text:style-name="T19_32"><text:s/></text:span><text:span text:style-name="T19_33">internet</text:span><text:span text:style-name="T19_34"><text:s/></text:span><text:span text:style-name="T19_35">access</text:span><text:span text:style-name="T19_36"><text:s/></text:span><text:span text:style-name="T19_37">or</text:span><text:span text:style-name="T19_38"><text:s/></text:span><text:span text:style-name="T19_39">adequate</text:span><text:span text:style-name="T19_40"><text:s/>3</text:span><text:span text:style-name="T19_41">G</text:span><text:span text:style-name="T19_42">.<text:s/></text:span><text:span text:style-name="T19_43">She</text:span><text:span text:style-name="T19_44"><text:s/></text:span><text:span text:style-name="T19_45">also</text:span><text:span text:style-name="T19_46"><text:s/></text:span><text:span text:style-name="T19_47">knows</text:span><text:span text:style-name="T19_48">,<text:s/></text:span><text:span text:style-name="T19_49">from</text:span><text:span text:style-name="T19_50"><text:s/></text:span><text:span text:style-name="T19_51">experience</text:span><text:span text:style-name="T19_52">,<text:s/></text:span><text:span text:style-name="T19_53">that</text:span><text:span text:style-name="T19_54"><text:s/></text:span><text:span text:style-name="T19_55">her</text:span><text:span text:style-name="T19_56"><text:s/></text:span><text:span text:style-name="T19_57">clients</text:span><text:span text:style-name="T19_58"><text:s/></text:span><text:span text:style-name="T19_59">prefer</text:span><text:span text:style-name="T19_60"><text:s/></text:span><text:span text:style-name="T19_61">to</text:span><text:span text:style-name="T19_62"><text:s/></text:span><text:span text:style-name="T19_63">have</text:span><text:span text:style-name="T19_64"><text:s/></text:span><text:span text:style-name="T19_65">a</text:span><text:span text:style-name="T19_66"><text:s/></text:span><text:span text:style-name="T19_67">paper</text:span><text:span text:style-name="T19_68">­<text:s/></text:span><text:span text:style-name="T19_69">trail</text:span><text:span text:style-name="T19_70"><text:s/></text:span><text:span text:style-name="T19_71">of</text:span><text:span text:style-name="T19_72"><text:s/></text:span><text:span text:style-name="T19_73">evidence</text:span><text:span text:style-name="T19_74"><text:s/></text:span><text:span text:style-name="T19_75">when</text:span><text:span text:style-name="T19_76"><text:s/></text:span><text:span text:style-name="T19_77">applying</text:span><text:span text:style-name="T19_78"><text:s/></text:span><text:span text:style-name="T19_79">for</text:span><text:span text:style-name="T19_80"><text:s/></text:span><text:span text:style-name="T19_81">services</text:span><text:span text:style-name="T19_82">,<text:s/></text:span><text:span text:style-name="T19_83">so</text:span><text:span text:style-name="T19_84"><text:s/></text:span><text:span text:style-name="T19_85">she</text:span><text:span text:style-name="T19_86"><text:s/></text:span><text:span text:style-name="T19_87">feels</text:span><text:span text:style-name="T19_88"><text:s/></text:span><text:span text:style-name="T19_89">being</text:span><text:span text:style-name="T19_90"><text:s/></text:span><text:span text:style-name="T19_91">able</text:span><text:span text:style-name="T19_92"><text:s/></text:span><text:span text:style-name="T19_93">to</text:span><text:span text:style-name="T19_94"><text:s/></text:span><text:span text:style-name="T19_95">print</text:span><text:span text:style-name="T19_96"><text:s/></text:span><text:span text:style-name="T19_97">forms</text:span><text:span text:style-name="T19_98"><text:s/></text:span><text:span text:style-name="T19_99">is</text:span><text:span text:style-name="T19_100"><text:s/></text:span><text:span text:style-name="T19_101">vital</text:span><text:span text:style-name="T19_102">.</text:span></text:p>
      <text:h text:style-name="P20" text:outline-level="10"><text:bookmark-start text:name="h.295y4o8wprcj"/><text:bookmark-end text:name="h.295y4o8wprcj"/><text:span text:style-name="T20_1">Internet</text:span><text:span text:style-name="T20_2"><text:s/></text:span><text:span text:style-name="T20_3">use</text:span></text:h>
      <text:p text:style-name="P21"><text:span text:style-name="T21_1">When</text:span><text:span text:style-name="T21_2"><text:s/></text:span><text:span text:style-name="T21_3">it</text:span><text:span text:style-name="T21_4"><text:s/></text:span><text:span text:style-name="T21_5">comes</text:span><text:span text:style-name="T21_6"><text:s/></text:span><text:span text:style-name="T21_7">to</text:span><text:span text:style-name="T21_8"><text:s/></text:span><text:span text:style-name="T21_9">using</text:span><text:span text:style-name="T21_10"><text:s/></text:span><text:span text:style-name="T21_11">the</text:span><text:span text:style-name="T21_12"><text:s/></text:span><text:span text:style-name="T21_13">internet</text:span><text:span text:style-name="T21_14"><text:s/></text:span><text:span text:style-name="T21_15">for</text:span><text:span text:style-name="T21_16"><text:s/></text:span><text:span text:style-name="T21_17">her</text:span><text:span text:style-name="T21_18"><text:s/></text:span><text:span text:style-name="T21_19">job</text:span><text:span text:style-name="T21_20">,<text:s/></text:span><text:span text:style-name="T21_21">Teresa</text:span><text:span text:style-name="T21_22">:</text:span></text:p>
      <text:list text:style-name="LS1" xml:id="list0">
        <text:list-item>
          <text:p text:style-name="P22"><text:span text:style-name="T22_1">worries</text:span><text:span text:style-name="T22_2"><text:s/></text:span><text:span text:style-name="T22_3">about</text:span><text:span text:style-name="T22_4"><text:s/></text:span><text:span text:style-name="T22_5">adequate</text:span><text:span text:style-name="T22_6"><text:s/></text:span><text:span text:style-name="T22_7">internet</text:span><text:span text:style-name="T22_8"><text:s/></text:span><text:span text:style-name="T22_9">or</text:span><text:span text:style-name="T22_10"><text:s/>3</text:span><text:span text:style-name="T22_11">G</text:span><text:span text:style-name="T22_12"><text:s/></text:span><text:span text:style-name="T22_13">access</text:span><text:span text:style-name="T22_14"><text:s/></text:span><text:span text:style-name="T22_15">during</text:span><text:span text:style-name="T22_16"><text:s/></text:span><text:span text:style-name="T22_17">home</text:span><text:span text:style-name="T22_18"><text:s/></text:span><text:span text:style-name="T22_19">visits</text:span></text:p>
        </text:list-item>
        <text:list-item>
          <text:p text:style-name="P23"><text:span text:style-name="T23_1">is</text:span><text:span text:style-name="T23_2"><text:s/></text:span><text:span text:style-name="T23_3">not</text:span><text:span text:style-name="T23_4"><text:s/></text:span><text:span text:style-name="T23_5">sure</text:span><text:span text:style-name="T23_6"><text:s/></text:span><text:span text:style-name="T23_7">what</text:span><text:span text:style-name="T23_8"><text:s/></text:span><text:span text:style-name="T23_9">IT</text:span><text:span text:style-name="T23_10"><text:s/></text:span><text:span text:style-name="T23_11">skills</text:span><text:span text:style-name="T23_12"><text:s/></text:span><text:span text:style-name="T23_13">training</text:span><text:span text:style-name="T23_14"><text:s/></text:span><text:span text:style-name="T23_15">her</text:span><text:span text:style-name="T23_16"><text:s/></text:span><text:span text:style-name="T23_17">team</text:span><text:span text:style-name="T23_18"><text:s/></text:span><text:span text:style-name="T23_19">will</text:span><text:span text:style-name="T23_20"><text:s/></text:span><text:span text:style-name="T23_21">need</text:span><text:span text:style-name="T23_22"><text:s/></text:span><text:span text:style-name="T23_23">to</text:span><text:span text:style-name="T23_24"><text:s/></text:span><text:span text:style-name="T23_25">help</text:span><text:span text:style-name="T23_26"><text:s/></text:span><text:span text:style-name="T23_27">more</text:span><text:span text:style-name="T23_28"><text:s/></text:span><text:span text:style-name="T23_29">vulnerable</text:span><text:span text:style-name="T23_30"><text:s/></text:span><text:span text:style-name="T23_31">clients</text:span><text:span text:style-name="T23_32"><text:s/></text:span><text:span text:style-name="T23_33">complete</text:span><text:span text:style-name="T23_34"><text:s/></text:span><text:span text:style-name="T23_35">forms</text:span><text:span text:style-name="T23_36"><text:s/></text:span><text:span text:style-name="T23_37">online</text:span></text:p>
        </text:list-item>
        <text:list-item>
          <text:p text:style-name="P24"><text:span text:style-name="T24_1">lacks</text:span><text:span text:style-name="T24_2"><text:s/></text:span><text:span text:style-name="T24_3">funding</text:span><text:span text:style-name="T24_4"><text:s/></text:span><text:span text:style-name="T24_5">to</text:span><text:span text:style-name="T24_6"><text:s/></text:span><text:span text:style-name="T24_7">invest</text:span><text:span text:style-name="T24_8"><text:s/></text:span><text:span text:style-name="T24_9">in</text:span><text:span text:style-name="T24_10"><text:s/></text:span><text:span text:style-name="T24_11">equipment</text:span><text:span text:style-name="T24_12"><text:s/></text:span><text:span text:style-name="T24_13">to</text:span><text:span text:style-name="T24_14"><text:s/></text:span><text:span text:style-name="T24_15">support</text:span><text:span text:style-name="T24_16"><text:s/></text:span><text:span text:style-name="T24_17">the</text:span><text:span text:style-name="T24_18"><text:s/></text:span><text:span text:style-name="T24_19">switch</text:span><text:span text:style-name="T24_20"><text:s/></text:span><text:span text:style-name="T24_21">to</text:span><text:span text:style-name="T24_22"><text:s/></text:span><text:span text:style-name="T24_23">Digital</text:span><text:span text:style-name="T24_24"><text:s/></text:span><text:span text:style-name="T24_25">by</text:span><text:span text:style-name="T24_26"><text:s/></text:span><text:span text:style-name="T24_27">Default</text:span></text:p>
        </text:list-item>
        <text:list-item>
          <text:p text:style-name="P25"><text:span text:style-name="T25_1">has</text:span><text:span text:style-name="T25_2"><text:s/></text:span><text:span text:style-name="T25_3">not</text:span><text:span text:style-name="T25_4"><text:s/></text:span><text:span text:style-name="T25_5">been</text:span><text:span text:style-name="T25_6"><text:s/></text:span><text:span text:style-name="T25_7">told</text:span><text:span text:style-name="T25_8"><text:s/></text:span><text:span text:style-name="T25_9">if</text:span><text:span text:style-name="T25_10"><text:s/></text:span><text:span text:style-name="T25_11">she</text:span><text:span text:style-name="T25_12"><text:s/></text:span><text:span text:style-name="T25_13">should</text:span><text:span text:style-name="T25_14"><text:s/></text:span><text:span text:style-name="T25_15">expect</text:span><text:span text:style-name="T25_16"><text:s/></text:span><text:span text:style-name="T25_17">an</text:span><text:span text:style-name="T25_18"><text:s/></text:span><text:span text:style-name="T25_19">increase</text:span><text:span text:style-name="T25_20"><text:s/></text:span><text:span text:style-name="T25_21">in</text:span><text:span text:style-name="T25_22"><text:s/></text:span><text:span text:style-name="T25_23">vulnerable</text:span><text:span text:style-name="T25_24"><text:s/></text:span><text:span text:style-name="T25_25">clients</text:span><text:span text:style-name="T25_26"><text:s/></text:span><text:span text:style-name="T25_27">needing</text:span><text:span text:style-name="T25_28"><text:s/></text:span><text:span text:style-name="T25_29">support</text:span><text:span text:style-name="T25_30"><text:s/></text:span><text:span text:style-name="T25_31">from</text:span><text:span text:style-name="T25_32"><text:s/></text:span><text:span text:style-name="T25_33">her</text:span><text:span text:style-name="T25_34"><text:s/></text:span><text:span text:style-name="T25_35">team</text:span></text:p>
        </text:list-item>
      </text:list>
      <text:p text:style-name="P2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keep-with-next="always" fo:keep-together="always" style:writing-mode="lr-tb"/>
      <style:text-properties fo:color="#2b8cc4" fo:font-size="16pt" style:font-size-asian="16pt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